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4000002D598908B9992FEEEF8.png" manifest:media-type="image/png"/>
  <manifest:file-entry manifest:full-path="Pictures/1000020100000164000002D5BCD9B9BC6CC4B479.png" manifest:media-type="image/png"/>
  <manifest:file-entry manifest:full-path="Pictures/1000020100000164000002D557DE10E70DA78040.png" manifest:media-type="image/png"/>
  <manifest:file-entry manifest:full-path="Pictures/1000020100000164000002D52DF4CE1EB3BA20B4.png" manifest:media-type="image/png"/>
  <manifest:file-entry manifest:full-path="Pictures/1000020100000164000002D50E36FED859B18AFA.png" manifest:media-type="image/png"/>
  <manifest:file-entry manifest:full-path="Pictures/1000020100000228000002D58F21E22AA7319997.png" manifest:media-type="image/png"/>
  <manifest:file-entry manifest:full-path="Pictures/1000020100000164000002D52E080AB4509F6B63.png" manifest:media-type="image/png"/>
  <manifest:file-entry manifest:full-path="Pictures/1000020100000164000002D5BA5BBD93106BB7CF.png" manifest:media-type="image/png"/>
  <manifest:file-entry manifest:full-path="Pictures/1000000000000164000002D56E9BCBB998B1752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-0.776cm" svg:y="-1.529cm" svg:width="4.621cm" svg:height="9.409cm" draw:z-index="0"><draw:image xlink:href="Pictures/1000020100000164000002D5BCD9B9BC6CC4B479.png" xlink:type="simple" xlink:show="embed" xlink:actuate="onLoad" loext:mime-type="image/png"/></draw:frame><draw:frame draw:style-name="fr1" draw:name="Bild2" text:anchor-type="paragraph" svg:x="5.971cm" svg:y="-1.577cm" svg:width="4.669cm" svg:height="9.506cm" draw:z-index="1"><draw:image xlink:href="Pictures/1000020100000164000002D557DE10E70DA78040.png" xlink:type="simple" xlink:show="embed" xlink:actuate="onLoad" loext:mime-type="image/png"/></draw:frame><draw:frame draw:style-name="fr1" draw:name="Bild4" text:anchor-type="paragraph" svg:x="12.51cm" svg:y="-1.628cm" svg:width="4.66cm" svg:height="9.49cm" draw:z-index="2"><draw:image xlink:href="Pictures/1000020100000164000002D50E36FED859B18AFA.png" xlink:type="simple" xlink:show="embed" xlink:actuate="onLoad" loext:mime-type="image/png"/></draw:frame><draw:frame draw:style-name="fr1" draw:name="Bild3" text:anchor-type="paragraph" svg:x="-0.803cm" svg:y="9.008cm" svg:width="4.738cm" svg:height="9.645cm" draw:z-index="3"><draw:image xlink:href="Pictures/1000020100000164000002D598908B9992FEEEF8.png" xlink:type="simple" xlink:show="embed" xlink:actuate="onLoad" loext:mime-type="image/png"/></draw:frame><draw:frame draw:style-name="fr1" draw:name="Bild5" text:anchor-type="paragraph" svg:x="12.478cm" svg:y="8.962cm" svg:width="4.74cm" svg:height="9.652cm" draw:z-index="4"><draw:image xlink:href="Pictures/1000020100000164000002D52E080AB4509F6B63.png" xlink:type="simple" xlink:show="embed" xlink:actuate="onLoad" loext:mime-type="image/png"/></draw:frame><draw:frame draw:style-name="fr1" draw:name="Bild6" text:anchor-type="paragraph" svg:x="19.071cm" svg:y="8.982cm" svg:width="7.327cm" svg:height="9.622cm" draw:z-index="5"><draw:image xlink:href="Pictures/1000020100000228000002D58F21E22AA7319997.png" xlink:type="simple" xlink:show="embed" xlink:actuate="onLoad" loext:mime-type="image/png"/></draw:frame><draw:frame draw:style-name="fr1" draw:name="Bild7" text:anchor-type="paragraph" svg:x="6.05cm" svg:y="8.92cm" svg:width="4.791cm" svg:height="9.754cm" draw:z-index="6"><draw:image xlink:href="Pictures/1000020100000164000002D5BA5BBD93106BB7CF.png" xlink:type="simple" xlink:show="embed" xlink:actuate="onLoad" loext:mime-type="image/png"/></draw:frame></text:p>
      <text:p text:style-name="P1"><draw:frame draw:style-name="fr1" draw:name="Bild8" text:anchor-type="paragraph" svg:x="-0.937cm" svg:y="-1.506cm" svg:width="4.74cm" svg:height="9.652cm" draw:z-index="7"><draw:image xlink:href="Pictures/1000020100000164000002D52DF4CE1EB3BA20B4.png" xlink:type="simple" xlink:show="embed" xlink:actuate="onLoad" loext:mime-type="image/png"/></draw:frame><draw:frame draw:style-name="fr1" draw:name="Bild9" text:anchor-type="paragraph" svg:x="6.167cm" svg:y="-1.462cm" svg:width="4.648cm" svg:height="9.465cm" draw:z-index="8"><draw:image xlink:href="Pictures/1000000000000164000002D56E9BCBB998B1752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33:30.545000000</meta:creation-date>
    <dc:date>2018-12-09T21:24:52.040000000</dc:date>
    <meta:editing-duration>PT22M51S</meta:editing-duration>
    <meta:editing-cycles>6</meta:editing-cycles>
    <meta:generator>LibreOffice/5.4.3.2$Windows_X86_64 LibreOffice_project/92a7159f7e4af62137622921e809f8546db437e5</meta:generator>
    <meta:document-statistic meta:table-count="0" meta:image-count="9" meta:object-count="0" meta:page-count="2" meta:paragraph-count="0" meta:word-count="0" meta:character-count="0" meta:non-whitespace-character-count="0"/>
  </office:meta>
</office:document-meta>
</file>